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-a">
      <style:table-properties table:display="true" style:writing-mode="lr-tb"/>
    </style:style>
    <style:style style:name="ta2" style:family="table" style:master-page-name="PageStyle_5f_-b">
      <style:table-properties table:display="true" style:writing-mode="lr-tb"/>
    </style:style>
    <style:style style:name="ta3" style:family="table" style:master-page-name="PageStyle_5f_-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6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20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<text:a xlink:href="https://docs.google.com/spreadsheets/d/14gvX9pz53VUVuky3e5EA_zQHQ7AnxpTp05KFSc1VStg" xlink:type="simple">-a</text:a>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7" office:value-type="string" calcext:value-type="string">
            <text:p>Perpendicula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string" calcext:value-type="string">
            <text:p>#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5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in8" xlink:type="simple">in8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Chip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iceKnives32" xlink:type="simple">iceKnives32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Circui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prePlate33" xlink:type="simple">prePlate33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Logic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soloH26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Interne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duSky24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Web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shAllow38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Por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decEnter27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Data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sciLetter34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Machin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2" calcext:value-type="float">
            <text:p>2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10"/>
          <table:table-cell table:style-name="ce13" office:value-type="string" calcext:value-type="string">
            <text:p>:</text:p>
          </table:table-cell>
          <table:table-cell table:style-name="ce16"/>
          <table:table-cell table:style-name="ce19"/>
          <table:table-cell table:style-name="ce13" office:value-type="string" calcext:value-type="string">
            <text:p>//</text:p>
          </table:table-cell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b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28" office:value-type="string" calcext:value-type="string">
            <text:p>-b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7" office:value-type="string" calcext:value-type="string">
            <text:p>Ba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string" calcext:value-type="string">
            <text:p>#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5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whichIs29" xlink:type="simple">whichIs29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2" calcext:value-type="float">
            <text:p>2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9" office:value-type="string" calcext:value-type="string">
            <text:p><text:a xlink:href="https://github.com/openroot/wakeUp28" xlink:type="simple">wakeUp28</text:a></text:p>
          </table:table-cell>
          <table:table-cell table:style-name="ce13" office:value-type="string" calcext:value-type="string">
            <text:p>:</text:p>
          </table:table-cell>
          <table:table-cell table:style-name="ce16"/>
          <table:table-cell table:style-name="ce19"/>
          <table:table-cell table:style-name="ce13" office:value-type="string" calcext:value-type="string">
            <text:p>//</text:p>
          </table:table-cell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c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28" office:value-type="string" calcext:value-type="string">
            <text:p>-c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7" office:value-type="string" calcext:value-type="string">
            <text:p>Hypotenu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string" calcext:value-type="string">
            <text:p>#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5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testPHP28" xlink:type="simple">testPHP28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2" calcext:value-type="float">
            <text:p>2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9" office:value-type="string" calcext:value-type="string">
            <text:p><text:a xlink:href="https://github.com/openroot/quickAndRough52" xlink:type="simple">quickAndRough52</text:a></text:p>
          </table:table-cell>
          <table:table-cell table:style-name="ce13" office:value-type="string" calcext:value-type="string">
            <text:p>:</text:p>
          </table:table-cell>
          <table:table-cell table:style-name="ce16"/>
          <table:table-cell table:style-name="ce19"/>
          <table:table-cell table:style-name="ce13" office:value-type="string" calcext:value-type="string">
            <text:p>//</text:p>
          </table:table-cell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a" style:display-name="PageStyle_-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b" style:display-name="PageStyle_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c" style:display-name="PageStyle_-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1" meta:object-count="0"/>
    <meta:generator>LibreOfficeDev/6.0.5.2$Linux_X86_64 LibreOffice_project/</meta:generator>
  </office:meta>
</office:document-meta>
</file>